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inherit" svg:font-family="inherit"/>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paragraph-properties fo:margin-left="1.4772in" fo:margin-right="0in" fo:text-indent="0in" style:auto-text-indent="false"/>
    </style:style>
    <style:style style:name="P4" style:family="paragraph" style:parent-style-name="Text_20_body">
      <style:text-properties fo:font-style="normal" style:font-style-asian="normal" style:font-style-complex="normal"/>
    </style:style>
    <style:style style:name="P5" style:family="paragraph" style:parent-style-name="Standard">
      <style:paragraph-properties fo:margin-top="0in" fo:margin-bottom="0.1965in"/>
    </style:style>
    <style:style style:name="P6" style:family="paragraph" style:parent-style-name="Preformatted_20_Text">
      <style:paragraph-properties fo:margin-top="0in" fo:margin-bottom="0.1965in"/>
    </style:style>
    <style:style style:name="P7"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1" style:family="paragraph" style:parent-style-name="Text_20_body" style:list-style-name="L1"/>
    <style:style style:name="P12" style:family="paragraph" style:parent-style-name="Text_20_body">
      <style:paragraph-properties fo:margin-left="1.9693in" fo:margin-right="0in" fo:text-indent="0in" style:auto-text-indent="false"/>
      <style:text-properties fo:language="zxx" fo:country="none" style:language-asian="zxx" style:country-asian="none" style:language-complex="zxx" style:country-complex="none"/>
    </style:style>
    <style:style style:name="P13" style:family="paragraph" style:parent-style-name="Preformatted_20_Text">
      <style:text-properties fo:language="zxx" fo:country="none" style:language-asian="zxx" style:country-asian="none" style:language-complex="zxx" style:country-complex="none"/>
    </style:style>
    <style:style style:name="P14" style:family="paragraph" style:parent-style-name="Preformatted_20_Text">
      <style:paragraph-properties fo:margin-left="0.4925in" fo:margin-right="0in" fo:text-indent="0in" style:auto-text-indent="false"/>
      <style:text-properties fo:language="zxx" fo:country="none" style:language-asian="zxx" style:country-asian="none" style:language-complex="zxx" style:country-complex="none"/>
    </style:style>
    <style:style style:name="P15" style:family="paragraph" style:parent-style-name="Preformatted_20_Text">
      <style:paragraph-properties fo:margin-left="0.9846in" fo:margin-right="0in" fo:text-indent="0in" style:auto-text-indent="false"/>
      <style:text-properties fo:language="zxx" fo:country="none" style:language-asian="zxx" style:country-asian="none" style:language-complex="zxx" style:country-complex="none"/>
    </style:style>
    <style:style style:name="P16" style:family="paragraph" style:parent-style-name="Preformatted_20_Text">
      <style:paragraph-properties fo:margin-left="1.4772in" fo:margin-right="0in" fo:text-indent="0in" style:auto-text-indent="false"/>
      <style:text-properties fo:language="zxx" fo:country="none" style:language-asian="zxx" style:country-asian="none" style:language-complex="zxx" style:country-complex="none"/>
    </style:style>
    <style:style style:name="P17" style:family="paragraph" style:parent-style-name="Preformatted_20_Text">
      <style:paragraph-properties fo:margin-left="1.9693in" fo:margin-right="0in" fo:text-indent="0in" style:auto-text-indent="false"/>
      <style:text-properties fo:language="zxx" fo:country="none" style:language-asian="zxx" style:country-asian="none" style:language-complex="zxx" style:country-complex="none"/>
    </style:style>
    <style:style style:name="P18" style:family="paragraph" style:parent-style-name="Preformatted_20_Text">
      <style:paragraph-properties fo:margin-left="2.4618in" fo:margin-right="0in" fo:text-indent="0in" style:auto-text-indent="false"/>
      <style:text-properties fo:language="zxx" fo:country="none" style:language-asian="zxx" style:country-asian="none" style:language-complex="zxx" style:country-complex="none"/>
    </style:style>
    <style:style style:name="P19" style:family="paragraph" style:parent-style-name="Preformatted_20_Text">
      <style:paragraph-properties fo:margin-left="0in" fo:margin-right="0in" fo:text-indent="0in" style:auto-text-indent="false"/>
      <style:text-properties fo:language="zxx" fo:country="none" style:language-asian="zxx" style:country-asian="none" style:language-complex="zxx" style:country-complex="none"/>
    </style:style>
    <style:style style:name="P20" style:family="paragraph" style:parent-style-name="Heading_20_3">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style:style>
    <style:style style:name="T5" style:family="text">
      <style:text-properties fo:color="#000000" style:text-line-through-style="none" style:text-underline-style="none" style:text-blinking="false"/>
    </style:style>
    <style:style style:name="T6" style:family="text">
      <style:text-properties fo:color="#000000" style:font-name="Courier New" fo:font-size="10pt" style:font-name-asian="Courier New" style:font-size-asian="10pt" style:font-name-complex="Courier New" style:font-size-complex="10pt"/>
    </style:style>
    <style:style style:name="T7" style:family="text">
      <style:text-properties fo:color="#7f0055" fo:font-weight="bold" style:font-weight-asian="bold" style:font-weight-complex="bold"/>
    </style:style>
    <style:style style:name="T8"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form:form form:name="f" form:apply-filter="true" form:method="post" form:control-implementation="ooo:com.sun.star.form.component.Form" office:target-frame="" xlink:href="file:///group/objectify-appengine/manage_thread">
          <form:properties>
            <form:property form:property-name="PropertyChangeNotificationEnabled" office:value-type="boolean" office:boolean-value="true"/>
          </form:properties>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file:///group/objectify-appengine/post%3FAction.BackgroundPost=1">
          <form:properties>
            <form:property form:property-name="PropertyChangeNotificationEnabled" office:value-type="boolean" office:boolean-value="true"/>
          </form:properties>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Scoring</text:h>
      <text:p text:style-name="Text_20_body">So the basic idea with scoring is that every time a new rating is made, or everytime a new argument is added, or an existing argument is change, or an argument is removed, we need to recalculate all of the scores for dependent propositions.</text:p>
      <text:p text:style-name="Text_20_body">A proposition only has a score in within a certain context because some of the paths through its sub arguments may be ruled out because they are circular or because they conflict with higher level propositions with the content.</text:p>
      <text:h text:style-name="Heading_20_3" text:outline-level="3">Things that should trigger re-scoring of a proposition's dependent arguments</text:h>
      <text:list xml:id="list32413614" text:style-name="L1">
        <text:list-item>
          <text:p text:style-name="P11">new/deleted/change rating</text:p>
        </text:list-item>
        <text:list-item>
          <text:p text:style-name="P11">new/deleted/changed argument</text:p>
        </text:list-item>
      </text:list>
      <text:h text:style-name="Heading_20_3" text:outline-level="3">Algorithm for re-scoring</text:h>
      <text:p text:style-name="Text_20_body">Lets define the edited proposition as the proposition whose rating has been changed, or the proposition whose argument has been changed.</text:p>
      <text:p text:style-name="Text_20_body">First find all dependent trees by recursively querying for parents of the edited proposition. <text:s/>Continuing querying until we reach nodes with no parents. <text:s/>Now we have a list of all dependent nodes.</text:p>
      <text:p text:style-name="Text_20_body">Now we could construct all possible argument trees for every dependent node by recursively loading up children, while keeping a list of nodes that have already been used higher in the tree, and ruling out arguments when it uses as one of its own propositions, one of its ancestor props.</text:p>
      <text:p text:style-name="Text_20_body">However, that isn't the whole story, because for any scoring of a tree, no argument that is used for the score can use as a child proposition the negation of any proposition that is used anywhere else in the tree (whether it is an ancestor or not).</text:p>
      <text:p text:style-name="Text_20_body">Thus whenever in one part of the tree there is a proposition which is negated in another part of the tree (even though neither is a direct descendant of the other) there is a choice point: <text:s/>we can discard the parent argument of either proposition, and then re-evaluate the parent proposition of that argument without that argument's availability.</text:p>
      <text:p text:style-name="Text_20_body">Thus every time somewhere is a tree there is a proposition and its negation we must multiply by two how many trees there are to evaluate. <text:s/>If there are 5 proposition/negation pairs, it seems we have 2^5 possible trees to evaluate...maybe...but remember for each proposition we only use the strongest argument for and the strongest argument against, thus we only have a choice point if the proposition and its negation are each in arguments which are the strongest arguments for their respective propositions. <text:s/>Who knows how often that will be the case...</text:p>
      <text:p text:style-name="Text_20_body"/>
      <text:p text:style-name="Text_20_body">Which brings me to another point. <text:s/>I think it's possible to save some time by starting with the lowest level propositions and working our way up to higher level ones. <text:s/>So first we score a proposition, and then it's grandparent proposition's and so forth. The grandparent proposition can start by using the grandchild's highest scoring pro/con arguments, which in many cases will probably not have a cycle or conflicting proposition. <text:s/>Only in those cases where the grandchild's score was dependent on an argument that produces a cycle or conflict for the grandparent, does the grandparent bother to recalculate all of the grandchild's arguments within the new grandparent context.</text:p>
      <text:p text:style-name="Text_20_body"/>
      <text:p text:style-name="Text_20_body">So the algorithm to evaluate a high level proposition could be something like this. <text:s/>First load up all the arguments and all the propositions of those arguments. <text:s/>Score each argument based on each proposition's pre-calculated score. <text:s/>For each of the strongeset pro and con arguments, load up the trees associated with each proposition in the argument. <text:s/>If there are no conflicts we are golden. <text:s/>We don't need to load up the trees of the weaker arguments.</text:p>
      <text:p text:style-name="Text_20_body">If there are conflicts then we can search within the grandchild proposition's tree for the highest rated tree that does not conflict, and use that to recalculate the strength of the argument. <text:s/>Only if the strongest argument score we can come up with falls below the next competing argument's score does it become necessary to load up the the tree of the next competing argument and check it for cycles and conflicts. <text:s/>The idea being that a cycle or conflict having to do with a higher level context can only reduce the score from the pre-calculated score for the proposition.</text:p>
      <text:p text:style-name="Text_20_body">I think it is probably possible to repeat this time saving procedure down the tree, and after finding conflicts, when looking for the strongest alternatives, the result being that you will usually only have to evaluate a tiny portion of the tree.</text:p>
      <text:p text:style-name="Text_20_body"/>
      <text:p text:style-name="Text_20_body">Maybe this approach will reduce/eliminate problems with cycles and conflicts by triming enough of them away so that highest scores are always/almost always calculable in reasonable time.</text:p>
      <text:p text:style-name="Text_20_body"/>
      <text:p text:style-name="Text_20_body"/>
      <text:p text:style-name="Text_20_body"/>
      <text:h text:style-name="Heading_20_3" text:outline-level="3">Questions</text:h>
      <text:p text:style-name="Text_20_body">Do I bother calculating scores for all contexts, or only for trees with roots that are root nodes (i.e. 'prop.root <text:s/>== true')?</text:p>
      <text:h text:style-name="Heading_20_3" text:outline-level="3">Circular arguments interfering with evaluation</text:h>
      <text:p text:style-name="Text_20_body">Remember my conversation with Todd. <text:s/>When I implement scoring, I will want to keep in mind that it is possible for circular arguments to cause combinatorial problems. <text:s/>If for instance you have five nodes each of which circles back you could have something like 5*4*3*2 paths to check in order to evalute one of the propositions that depends on those nodes. <text:s/>In cases where there are too many paths to check gracefully, I will want to do a breadth first scoring algorithm, and just not score all the way to the most fundamental propositions. <text:s/>I might also want to send a report about the set of circular propositions so that they can be checked for maliciousness, and potentially revised/removed. <text:s/>I think this is probably not that big of a deal. <text:s/>The situations where there is legitimate high level of circularity seem like they might be rare. <text:s/>The illegitimate ones can be removed by human interventions after reporting. <text:s/>And the legitimate ones, if they are too much for the computer to handle, can simply rely on imperfect breadth first scoring.</text:p>
      <text:h text:style-name="Heading_20_2" text:outline-level="2">Research threads</text:h>
      <text:p text:style-name="Text_20_body">Semantic reasoning eninges</text:p>
      <text:p text:style-name="Text_20_body">inference engines</text:p>
      <text:p text:style-name="Text_20_body">OWL</text:p>
      <text:h text:style-name="Heading_20_3" text:outline-level="3">plans</text:h>
      <text:p text:style-name="Text_20_body">OK, how should I proceed. <text:s/>A more basic grounding in logic might help. <text:s/>There are a number of ways to proceed.</text:p>
      <text:p text:style-name="Text_20_body">One I could take the intro to mathematical logic course in the spring. <text:s/>I could also just start working my way through the book, which I happen to have a copy of in PDF format.</text:p>
      <text:p text:style-name="Text_20_body">Alternatively I could stick with the Quine text that I've been reading.</text:p>
      <text:p text:style-name="Text_20_body">Or I could study from the Handbook of Practical Logic and Autmoted Reasoning.</text:p>
      <text:p text:style-name="Text_20_body"/>
      <text:p text:style-name="Text_20_body">I started learning Prolog, and I'm interested in skimming through some of the advanced features (I want to know what Definite Clause Grammars are), however so far it does not seem like Prolog is what I'm looking for either in terms of learning or final use in my system. <text:s/>It is a weird programming language, related to logic, by not actually logic, in the sense that it, at least at the level that I've understood so far, does not have a real logic engine built into it that can reason competently over a set of axioms. <text:s/>Rather, if you put the axioms in precisely the right order (which is not necessarily intuitive to do) it can answer questions about them. <text:s/>But only some questions. <text:s/>A different order will be needed to answer different questions, even while maintaining the same elements. <text:s/>Seems strange to me.</text:p>
      <text:p text:style-name="Text_20_body">Anyway, Isabelle or HOL seem more interesting, especially Isabelle. <text:s/>Both are implemented in ML (of which Ocaml is a variant), so maybe learning ML would be useful, and that is a possible reason to study from the Handbook of Practical Logic and Automated Reasoning. <text:s/>On the otherhand Isabelle, although implemented in ML, seems to have an entirely different language called Isar which is how you actually use the system. <text:s/>So learning ML doesn't, on the face, seem that useful for Isabelle.</text:p>
      <text:p text:style-name="Text_20_body">Both Isabelle and HOL are based on higher order logic (hence the name HOL), which is probably more expressive than predicate calculus. <text:s/>I find that interesting.</text:p>
      <text:p text:style-name="Text_20_body">A quick skim over Isar make it looks complicated... would be hard to incorporate into the website... but not to complicated for me to learn in a reasonable amount of time probably. <text:s/>However my logic knowledge is a bit too limited at this point. <text:s/>For instance I don't really understand the different between → and ==&gt;, which seems pretty basic. <text:s/>So I need to refresh on that. <text:s/>Intro to mathematical logic and the text book would probably leave me feeling very confident about those kinds of things... would it get my logic/math to the point where I could really understand Isar and Isabelle?</text:p>
      <text:p text:style-name="Text_20_body">I wonder if I should also audit a straight up math course... that might be useful for understanding these theorem provers since they are so mathy.</text:p>
      <text:p text:style-name="Text_20_body">And here is another thought. <text:s/>All this theorem prover stuff may be a <text:span text:style-name="T1">huge</text:span> aside. <text:s/>What I really need to do is become expert in basic logic so that I can express an non-mathematical argument in logical notation and verify that it is correct. I think typical human arguments about the nature of reality are dealing with very simple logic... the really interesting stuff is not in the logic but in the assumptions/facts/experience/observations that humans choose, and drilling down into those. <text:s/>The logic itself is simple. <text:s/>That is probably not true in math, where the assumptions are often very limited, and what is interesting are all the implications of those assumptions that can be understood through many many logical manipulations. <text:s/>In other words, I think the theorem provers are designed to prove <text:span text:style-name="T1">much</text:span> more complicated logic problems than what will need to be proved in my system. <text:s/>I don't need to learn that level of sophistication. <text:s/>After a brief look at Isabelle documentation, I think a lot of the documentation focuses on how to work interactively with the system to prove complex problems, with the human choosing good proof search strategies for the computer, and choosing intermediate goals for the computer. <text:s/>None of that sophistication is necessary for my project. <text:s/>What is necessary is a thorough understanding of basic logic and what can be expressed. <text:s/></text:p>
      <text:p text:style-name="Text_20_body">This looks like it might be what I'm looking for:</text:p>
      <text:h text:style-name="Heading_20_4" text:outline-level="4">Introduction to Mathematical Logic</text:h>
      <text:p text:style-name="Text_20_body">Harvard University 2010-2011 Course Catalog</text:p>
      <text:p text:style-name="Text_20_body">MATH 141 – Catalog Number: 0600 – Section 2</text:p>
      <text:p text:style-name="Text_20_body">School<text:tab/>Faculty</text:p>
      <text:p text:style-name="Text_20_body">Faculty of Arts and Sciences<text:tab/>Rachel Louise Epstein</text:p>
      <text:p text:style-name="Text_20_body">Term<text:tab/>Day and Time<text:tab/>Location</text:p>
      <text:p text:style-name="Text_20_body">Spring 2011 <text:s/>(show academic calendar)<text:tab/>MWF <text:s/>12:00 p.m. - 1:0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An introduction to mathematical logic with applications to computer science and algebra. Formal languages. Completeness and compactness of first order logic. Definability and interpolation. Decidability. Unsolvable problems. Computable functions and Turing machines. Recursively enumerable sets. Transfinite induction.</text:p>
      <text:p text:style-name="Text_20_body">Prerequisite(s) </text:p>
      <text:p text:style-name="Text_20_body">Any mathematics course at the level of Mathematics 21a,b or higher, or permission of instructor.</text:p>
      <text:p text:style-name="Text_20_body">Syllabus </text:p>
      <text:p text:style-name="Text_20_body">http://www.courses.fas.harvard.edu/0600</text:p>
      <text:p text:style-name="Text_20_body">Exam Group </text:p>
      <text:p text:style-name="Text_20_body">5</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p text:style-name="Text_20_body"/>
      <text:h text:style-name="Heading_20_4" text:outline-level="4">Computational Linguistics</text:h>
      <text:p text:style-name="Text_20_body">Harvard University 2010-2011 Course Catalog</text:p>
      <text:p text:style-name="Text_20_body"/>
      <text:p text:style-name="Text_20_body">COMPSCI 187 – Catalog Number: 0249 – Section 2</text:p>
      <text:p text:style-name="Text_20_body">School<text:tab/>Faculty</text:p>
      <text:p text:style-name="Text_20_body">Faculty of Arts and Sciences<text:tab/>Stuart Merrill Shieber</text:p>
      <text:p text:style-name="Text_20_body">Term<text:tab/>Day and Time<text:tab/>Location</text:p>
      <text:p text:style-name="Text_20_body">Spring 2011 <text:s/>(show academic calendar)<text:tab/>MW <text:s/>1:00 p.m. - 2:3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Introduction to computational linguistics, the study of human language using the tools and techniques of computer science, with applications to a variety of natural-language-processing problems. Representing syntactic structure: context-free, augmented context-free, and trans-context-free grammars. Representing semantic structure: first-order and higher-order logics. Computing with syntactic and semantic representations: Prolog programming; parsing and generation algorithms. Low-level language processing with finite-state methods.</text:p>
      <text:p text:style-name="Text_20_body">Prerequisite(s) </text:p>
      <text:p text:style-name="Text_20_body">Computer Science 121.</text:p>
      <text:p text:style-name="Text_20_body">Syllabus </text:p>
      <text:p text:style-name="Text_20_body">http://www.courses.fas.harvard.edu/0249</text:p>
      <text:p text:style-name="Text_20_body">Exam Group </text:p>
      <text:p text:style-name="Text_20_body">6,7</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h text:style-name="Heading_20_3" text:outline-level="3">to do</text:h>
      <text:p text:style-name="Text_20_body">What looks particularly interesting to me about the computational linguistics class is “represnting semantic structure: first-order and higher-order logics”.</text:p>
      <text:p text:style-name="Text_20_body">Ok, some thoughts on how to proceed.</text:p>
      <text:p text:style-name="Text_20_body">Both of these classes have prerequisites. <text:s/>I should look into how I can satisfy them, and if I have enough basic knowledge/skills to be successful in these classes.</text:p>
      <text:p text:style-name="Text_20_body">I might want to study up on some topics over the next couple months to get myself in shape for these classes.</text:p>
      <text:p text:style-name="Text_20_body">I should talk to the professors and find out if they will let me audit the class. <text:s/>I should also talk to them about my project and see if they have any thoughts about whether their class will be helpful, especially with the computational linguistics class.</text:p>
      <text:p text:style-name="Text_20_body"/>
      <text:p text:style-name="Text_20_body">A basic plan could be to spend the next couple months polishing up the informal system that I already have, and doing prerequisites for these classes. <text:s/>Then take the classes in the spring semester to kickstart the design of the formal system. <text:s/>This will still give me roughly 6months to implement the formal system and keep learning after I finish those classes.</text:p>
      <text:p text:style-name="Text_20_body">Need to look into whether I am allowed to audit classes... I think I am...</text:p>
      <text:h text:style-name="Heading_20_2" text:outline-level="2">Thoughts about versioning proposition votes and scores</text:h>
      <text:p text:style-name="Text_20_body">It doesn't seem practical or desirable to save change information for votes. <text:s/>Every user can change their vote as many times as they like, and polluting the change database with that information... it just seems ugly. <text:s/>Maybe it would make sense to keep a separate vote history database so users could go back and look at their votes.</text:p>
      <text:p text:style-name="Text_20_body">But what might make sense and what is probably desirable or even necessary from a UI perspective is to version the proposition's ordering of arguments, so users can see what the tree looked like in the past. <text:s/>The tree might look substantially different as propositions change argument ordering, especially because low scoring arguments will probably eventually be hidden in a sub-menu. <text:s/>Furthermore, each vote will probably not usually affect the argument ordering so there will be many fewer changes to save.</text:p>
      <text:p text:style-name="Text_20_body">Changes can be saved a the task responsible for the scoring changes the ordering.</text:p>
      <text:p text:style-name="Text_20_body">[When I implement ordering based on scores, I might want to considering updating the live update code so that it reflects the current ordering. <text:s/>I don't think it would be hard to do, but I think the way it works now...actually it might already essentially be implemented because a change of ordering would change the updated date, and the server would send back the node with the latest ordering...]</text:p>
      <text:h text:style-name="Heading_20_2" text:outline-level="2">Toplevelness</text:h>
      <text:p text:style-name="Standard">TODO: version mode should only display toplevel propositions that have been interacted with. <text:s/>Displaying open top level propositions is not enough because a toplevel node might have had child nodes that have been deleted and we want to be able to walk through that history. <text:s/>Furthermore, we want to be able to see the modifications of the node. <text:s/>This isn't exactly ideal. <text:s/>The search feature should return all nodes... not just linked nodes. <text:s/>What if the node has no children. <text:s/>How does the user indicated that he wants to view it (since it won't have an open tree icon). <text:s/>He could click inside it and make it dirty, but that is not intuitive to the user. <text:s/>This relates to the general question of how to conceive of toplevelness of a node. Rather than toplevelness a node should be tagged with a category, and we would have tagged and untagged nodes. <text:s/>Tagged ones would show up when browsing, and might have priority when searching, but would otherwise be the same. Hmmm... I don't think this is high priority <text:s/>right now. <text:s/>Showing open toplevel propositions will get the job done for the time being... [Also note that attempting to version a single empty proposition results in a null pointer exception... so if I decide not to prevent that in the UI (for instance if I decide not to only display toplevel propositions in version mode) then this needs to be fixed.]</text:p>
      <text:p text:style-name="P7"/>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p text:style-name="Text_20_body"/>
      <text:p text:style-name="Text_20_body">How about: globalreason.org</text:p>
      <text:h text:style-name="Heading_20_2" text:outline-level="2">Definitions</text:h>
      <text:p text:style-name="Text_20_body">Keep thinking about this...</text:p>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5">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5">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Backspace and Delete key functions </text:h>
      <text:h text:style-name="Heading_20_3" text:outline-level="3">psuedo code</text:h>
      <text:p text:style-name="Text_20_body"/>
      <text:p text:style-name="P13">if(SelectionLengthDoesNotEqualZero())</text:p>
      <text:p text:style-name="P14">doNothing()</text:p>
      <text:p text:style-name="P13">else if(KeyIsBackspace())</text:p>
      <text:p text:style-name="P14">if( isFirstCharacter() )</text:p>
      <text:p text:style-name="P15">if( thereIsPreviousSibling() &amp;&amp; previousNodeIsNotLink() &amp;&amp; thisNodeIsNotLink() &amp;&amp; notTopLevel() )</text:p>
      <text:p text:style-name="P16">if( thisNodeHasNoChildren() )</text:p>
      <text:p text:style-name="P17">mergeWithPreviousSibling()</text:p>
      <text:p text:style-name="P18">setFocusOnPreviousSibling()</text:p>
      <text:p text:style-name="P18">combineText()</text:p>
      <text:p text:style-name="P18">positionCursorAtStartOfWhatWasThisPropsText()</text:p>
      <text:p text:style-name="P18">deleteThisNode()</text:p>
      <text:p text:style-name="P16">else if( previousSiblingHasNoChildren() )</text:p>
      <text:p text:style-name="P17">mergePreviousSiblingWithThis()</text:p>
      <text:p text:style-name="P18">combineText()</text:p>
      <text:p text:style-name="P18">positionCursorAtStartOfWhatWasThisPropsText()</text:p>
      <text:p text:style-name="P18">deletePreviousSibling()</text:p>
      <text:p text:style-name="P16">else</text:p>
      <text:p text:style-name="P17">doNothing()</text:p>
      <text:p text:style-name="P15">else if( isEmpty() &amp;&amp; thisNodeHasNoChildren() &amp;&amp; thisNodeIsNotLink() )</text:p>
      <text:p text:style-name="P16">if( isTopLevel() || thereIsSubsequentSibling() || parentArgumentHasTitle() )</text:p>
      <text:p text:style-name="P17">deleteThisNode()</text:p>
      <text:p text:style-name="P17">/* can't set on parent argument because in case where there is <text:s text:c="3"/>*a previous sibling that was a link that will cause a jump */</text:p>
      <text:p text:style-name="P17">setFocusOnLastOpenPreviousNode()</text:p>
      <text:p text:style-name="P16">else</text:p>
      <text:p text:style-name="P17">deleteThisNode()</text:p>
      <text:p text:style-name="P17">deleteParentArgument()</text:p>
      <text:p text:style-name="P17">setFocusOnLastOpenPreviousNode()</text:p>
      <text:p text:style-name="P15">else</text:p>
      <text:p text:style-name="P16">doNothing()</text:p>
      <text:p text:style-name="P14">else</text:p>
      <text:p text:style-name="P15">doNormalKeyStroke()</text:p>
      <text:p text:style-name="P13">else if(KeyIsDelete())</text:p>
      <text:p text:style-name="P14">if( isLastCharacter() )</text:p>
      <text:p text:style-name="P15">if( thereIsSubsequentSibling() &amp;&amp; subsequentSiblingIsNotLink() &amp;&amp;</text:p>
      <text:p text:style-name="P15">thisNodeIsNotLink() &amp;&amp; notTopLevel() )</text:p>
      <text:p text:style-name="P16">if( thisNodeHasNoChildren() )</text:p>
      <text:p text:style-name="P17">mergeWithSubsequentSibling()</text:p>
      <text:p text:style-name="P18">setFocusOnSubsequentSibling()</text:p>
      <text:p text:style-name="P18">combineText()</text:p>
      <text:p text:style-name="P18">positionCursorAtEndOfWhatWasThisPropsText()</text:p>
      <text:p text:style-name="P18">deleteThisNode()</text:p>
      <text:p text:style-name="P16">else if( subsequentSiblingHasNoChildren() )</text:p>
      <text:p text:style-name="P16"><text:tab/>mergeSubsequentSiblingWithThis()</text:p>
      <text:p text:style-name="P18">combineText()</text:p>
      <text:p text:style-name="P18">positionCursorAtEndOfWhatWasThisPropsText()</text:p>
      <text:p text:style-name="P18">deleteSubsequentSibling()</text:p>
      <text:p text:style-name="P16">else</text:p>
      <text:p text:style-name="P16"><text:tab/>doNothing()</text:p>
      <text:p text:style-name="P15">if( isEmpty() &amp;&amp; thisNodeHasNoChildren() &amp;&amp; thisNodeIsNotLink() )</text:p>
      <text:p text:style-name="P16">if( isTopLevel() || thereIsPreviousSibling() || parentArgumentHasTitle() )</text:p>
      <text:p text:style-name="P17">deleteThisNode()</text:p>
      <text:p text:style-name="P17">setFocusOnNextOpenSubsequentElement()</text:p>
      <text:p text:style-name="P16">else</text:p>
      <text:p text:style-name="P17">deleteThisNode()</text:p>
      <text:p text:style-name="P17">deleteParentArgument()</text:p>
      <text:p text:style-name="P17">setFocusOnNexOpenSubsequentElement()</text:p>
      <text:p text:style-name="P15">else</text:p>
      <text:p text:style-name="P15"><text:tab/>doNothing()</text:p>
      <text:p text:style-name="P14">else</text:p>
      <text:p text:style-name="P14"><text:tab/>doNormalKeyStroke()</text:p>
      <text:p text:style-name="P19">else</text:p>
      <text:p text:style-name="P14">/* should never happen */</text:p>
      <text:p text:style-name="P14">doNothing()</text:p>
      <text:p text:style-name="P14"/>
      <text:p text:style-name="P14"/>
      <text:p text:style-name="P13">/*setFocusOnLastOpenPreviousElement() and setFocusOnNextOpenSubsequentElement() should be able to competently handle the case where the is not such element.*/</text:p>
      <text:p text:style-name="P13"/>
      <text:h text:style-name="Heading_20_3" text:outline-level="3">real code</text:h>
      <text:p text:style-name="Text_20_body"/>
      <text:p text:style-name="P13">if(SelectionLengthDoesNotEqualZero()){</text:p>
      <text:p text:style-name="P14">doNormalKeyStroke();</text:p>
      <text:p text:style-name="P19">}</text:p>
      <text:p text:style-name="P13"/>
      <text:p text:style-name="P13">if(KeyIsBackspace()){</text:p>
      <text:p text:style-name="P14">if( isFirstCharacter() ) {</text:p>
      <text:p text:style-name="P15">if( thereIsPreviousSibling() &amp;&amp; previousNodeIsNotLink() &amp;&amp; thisNodeIsNotLink() &amp;&amp; notTopLevel() ){</text:p>
      <text:p text:style-name="P16">if( thisNodeHasNoChildren() ){</text:p>
      <text:p text:style-name="P17">XxmergeWithPreviousSibling();</text:p>
      <text:p text:style-name="P18">setFocusOnPreviousSibling();</text:p>
      <text:p text:style-name="P18">combineText();</text:p>
      <text:p text:style-name="P18">positionCursorAtStartOfWhatWasThisPropsText();</text:p>
      <text:p text:style-name="P18">deleteThisNode();</text:p>
      <text:p text:style-name="P18"/>
      <text:p text:style-name="P16">}else if( previousSiblingHasNoChildren() ){</text:p>
      <text:p text:style-name="P17">XXmergePreviousSiblingWithThis();</text:p>
      <text:p text:style-name="P18">combineText();</text:p>
      <text:p text:style-name="P18">positionCursorAtStartOfWhatWasThisPropsText();</text:p>
      <text:p text:style-name="P18">deletePreviousSibling();</text:p>
      <text:p text:style-name="P16">}else{</text:p>
      <text:p text:style-name="P17">doNothing();</text:p>
      <text:p text:style-name="P16">}</text:p>
      <text:p text:style-name="P15">}else if( isEmpty() &amp;&amp; thisNodeHasNoChildren() &amp;&amp; thisNodeIsNotLink() ){</text:p>
      <text:p text:style-name="P16">if( isTopLevel() || thereIsSubsequentSibling() || parentArgumentHasTitle() ){</text:p>
      <text:p text:style-name="P17">deleteThisNode();</text:p>
      <text:p text:style-name="P17">/* can't set on parent argument because in case where there is <text:s text:c="3"/>*a previous sibling that was a link that will cause a jump */</text:p>
      <text:p text:style-name="P17">setFocusOnLastOpenPreviousNode();</text:p>
      <text:p text:style-name="P16">}else{</text:p>
      <text:p text:style-name="P17">deleteThisNode();</text:p>
      <text:p text:style-name="P17">deleteParentArgument();</text:p>
      <text:p text:style-name="P17">setFocusOnLastOpenPreviousNode();</text:p>
      <text:p text:style-name="P16">}</text:p>
      <text:p text:style-name="P15">}else{</text:p>
      <text:p text:style-name="P16">doNothing();</text:p>
      <text:p text:style-name="P15">}</text:p>
      <text:p text:style-name="P14">}else{</text:p>
      <text:p text:style-name="P15">doNormalKeyStroke();</text:p>
      <text:p text:style-name="P14">}</text:p>
      <text:p text:style-name="P19">} else if(KeyIsDelete()) {</text:p>
      <text:p text:style-name="P14">if( isLastCharacter() ){</text:p>
      <text:p text:style-name="P15">if( thereIsSubsequentSibling() &amp;&amp; subsequentSiblingIsNotLink() &amp;&amp;</text:p>
      <text:p text:style-name="P15">thisNodeIsNotLink() &amp;&amp; notTopLevel() ){</text:p>
      <text:p text:style-name="P16">if( thisNodeHasNoChildren() ){</text:p>
      <text:p text:style-name="P17">XxmergeWithSubsequentSibling();</text:p>
      <text:p text:style-name="P18">setFocusOnSubsequentSibling();</text:p>
      <text:p text:style-name="P18">combineText();</text:p>
      <text:p text:style-name="P18">positionCursorAtEndOfWhatWasThisPropsText();</text:p>
      <text:p text:style-name="P18">deleteThisNode();</text:p>
      <text:p text:style-name="P16">}else if( subsequentSiblingHasNoChildren() ){</text:p>
      <text:p text:style-name="P16"><text:tab/>XXmergeSubsequentSiblingWithThis();</text:p>
      <text:p text:style-name="P18">combineText();</text:p>
      <text:p text:style-name="P18">positionCursorAtEndOfWhatWasThisPropsText();</text:p>
      <text:p text:style-name="P18">deleteSubsequentSibling();</text:p>
      <text:p text:style-name="P16">}else{</text:p>
      <text:p text:style-name="P16"><text:tab/>doNothing();</text:p>
      <text:p text:style-name="P16">}</text:p>
      <text:p text:style-name="P15">}else if( isEmpty() &amp;&amp; thisNodeHasNoChildren() &amp;&amp; thisNodeIsNotLink() ){</text:p>
      <text:p text:style-name="P16">if( isTopLevel() || thereIsPreviousSibling() || parentArgumentHasTitle() ){</text:p>
      <text:p text:style-name="P17">deleteThisNode();</text:p>
      <text:p text:style-name="P17">setFocusOnNextOpenSubsequentElement();</text:p>
      <text:p text:style-name="P16">}else {</text:p>
      <text:p text:style-name="P17">deleteThisNode();</text:p>
      <text:p text:style-name="P17">deleteParentArgument();</text:p>
      <text:p text:style-name="P17">setFocusOnNexOpenSubsequentElement();</text:p>
      <text:p text:style-name="P16">}</text:p>
      <text:p text:style-name="P15">}else{</text:p>
      <text:p text:style-name="P15"><text:tab/>doNothing();</text:p>
      <text:p text:style-name="P15">}</text:p>
      <text:p text:style-name="P14">}else{</text:p>
      <text:p text:style-name="P14"><text:tab/>doNormalKeyStroke();</text:p>
      <text:p text:style-name="P14">}</text:p>
      <text:p text:style-name="P19">} else {</text:p>
      <text:p text:style-name="P14">/* should never happen */</text:p>
      <text:p text:style-name="P14">doNothing();</text:p>
      <text:p text:style-name="P19">}</text:p>
      <text:p text:style-name="P14"/>
      <text:p text:style-name="P14"/>
      <text:p text:style-name="P13">/*setFocusOnLastOpenPreviousElement() and setFocusOnNextOpenSubsequentElement() should be able to competently handle the case where the is not such element.*/</text:p>
      <text:p text:style-name="P12"/>
      <text:h text:style-name="Heading_20_2" text:outline-level="2">How to get Votes to the User</text:h>
      <text:h text:style-name="Heading_20_3" text:outline-level="3">Status</text:h>
      <text:p text:style-name="Text_20_body">I finished:</text:p>
      <text:p text:style-name="Text_20_body">moved those methods to PartialTrees</text:p>
      <text:p text:style-name="Text_20_body">implemented a getVote() method</text:p>
      <text:p text:style-name="Text_20_body">various other things.</text:p>
      <text:p text:style-name="Text_20_body"/>
      <text:p text:style-name="Text_20_body">Still need to do:</text:p>
      <text:p text:style-name="Text_20_body">ViewNode.recursiveBuildViewNode() needs to look for and load votes it finds, and needs to be modified to accept the map of votes.</text:p>
      <text:p text:style-name="Text_20_body">Add a ratingHandler and make calls to the server everytime a user makes a rating</text:p>
      <text:p text:style-name="Text_20_body"/>
      <text:p text:style-name="Text_20_body">Finished:</text:p>
      <text:p text:style-name="Text_20_body">ViewPropEdit needs to load the vote in the getVote() callback which is used to get the rootprop votes.</text:p>
      <text:p text:style-name="Text_20_body">We need a vote UI!!</text:p>
      <text:p text:style-name="Text_20_body">Regenerate the database? <text:s/>Maybe I don't need too...</text:p>
      <text:p text:style-name="Text_20_body">Server needs to load up the votes for each of <text:s/>replaceWithLinkAndGet, getNodesChildren and getUpToDateNodes.</text:p>
      <text:h text:style-name="Heading_20_3" text:outline-level="3">The plan</text:h>
      <text:p text:style-name="Text_20_body">OK, here is my current plan. <text:s/>I'm not going to slow down getRootProps or the Searches with getting the Votes from the datastore. <text:s/>That means that the Votes have to be loaded later. <text:s/>That should be straight forward enough. <text:s/>I just load the Votes when I load the node, the first time it gets focus. <text:s/>There can be a single call for the getVote( propID ). <text:s/>Root level nodes, whether they come from a search or from getRootProps are only loaded one at a time, and we always already have the node. <text:s/>So I think that will work fine.</text:p>
      <text:p text:style-name="Text_20_body">That means that replaceWithLinkAndGet, getNodesChildren and getUpToDateNodes all need to return PartialTrees which will have a space to hold the votes. <text:s/>And it means that recursive build nodes needs to look for the votes as it is building the nodes. <text:s/>Simple. <text:s/>I should be able to get it working before 5! <text:s/>;-)</text:p>
      <text:p text:style-name="P8"/>
      <text:p text:style-name="P8"><text:span text:style-name="T7">public</text:span><text:span text:style-name="T4"> Map&lt;Long, Node&gt; replaceWithLinkAndGet(Long parentArgID,</text:span></text:p>
      <text:p text:style-name="P9"><text:span text:style-name="T6"><text:tab/><text:tab/><text:tab/>Long linkPropID, Long removePropID) </text:span><text:span text:style-name="T8">throws</text:span><text:span text:style-name="T6"> ServiceException;</text:span></text:p>
      <text:p text:style-name="P10"/>
      <text:p text:style-name="P8"><text:span text:style-name="T7">public</text:span><text:span text:style-name="T4"> Map&lt;Long, Node&gt; getNodesChildren(List&lt;Long&gt; nodeIDs, </text:span><text:span text:style-name="T7">int</text:span><text:span text:style-name="T4"> depth)</text:span></text:p>
      <text:p text:style-name="P9"><text:span text:style-name="T6"><text:tab/><text:tab/><text:tab/></text:span><text:span text:style-name="T8">throws</text:span><text:span text:style-name="T6"> ServiceException;</text:span></text:p>
      <text:p text:style-name="P10"/>
      <text:p text:style-name="P8"><text:span text:style-name="T7">public</text:span><text:span text:style-name="T4"> PartialTrees getUpToDateNodes(Map&lt;Long, DateAndChildIDs&gt; propInfo,</text:span></text:p>
      <text:p text:style-name="P10"><text:tab/><text:tab/><text:tab/>Map&lt;Long, DateAndChildIDs&gt; argInfo);</text:p>
      <text:p text:style-name="P10"/>
      <text:p text:style-name="P10"/>
      <text:p text:style-name="P8"><text:span text:style-name="T7">public</text:span><text:span text:style-name="T4"> PartialTrees getRootProps(</text:span><text:span text:style-name="T7">int</text:span><text:span text:style-name="T4"> depthLimit);</text:span></text:p>
      <text:p text:style-name="P10"/>
      <text:p text:style-name="P8"><text:span text:style-name="T7">public</text:span><text:span text:style-name="T4"> PartialTrees searchProps(String searchString, String searchName,</text:span></text:p>
      <text:p text:style-name="P8"><text:span text:style-name="T4"><text:tab/><text:tab/><text:tab/></text:span><text:span text:style-name="T7">int</text:span><text:span text:style-name="T4"> resultLimit, List&lt;Long&gt; filerNodeIDs) </text:span><text:span text:style-name="T7">throws</text:span><text:span text:style-name="T4"> ServiceException;</text:span></text:p>
      <text:p text:style-name="P8"/>
      <text:p text:style-name="P8"><text:span text:style-name="T7">public</text:span><text:span text:style-name="T4"> PartialTrees continueSearchProps(String searchName)</text:span></text:p>
      <text:p text:style-name="P9"><text:span text:style-name="T6"><text:tab/><text:tab/><text:tab/></text:span><text:span text:style-name="T8">throws</text:span><text:span text:style-name="T6"> ServiceException;</text:span></text:p>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text:span text:style-name="Source_20_Text"/></text:p>
      <text:p text:style-name="Preformatted_20_Text"/>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Further thoughts on improving search speed</text:h>
      <text:p text:style-name="Text_20_body">OK, I think I can actually make searches pretty zippy with the current situation. <text:s/>I'm guessing that the first query happens pretty quickly. <text:s/>However, spinning throw the combinations when the first query or the second set of querys (all combinations with one less than all the tokens) doesn't return the search limit, takes a bunch of extra time. <text:s/>So why not just immediately return good matches on the current query. <text:s/>So first we query for all the terms. <text:s/>We take up to the limit results and send them back, even if we haven't reached the limit. <text:s/>If the client hasn't moved on to a new search already (and in many cases it will have because the user will still be typing), and the first set of results didn't fill the page (which will mean a different number on the side bar or the main search) the client can immediately request more results from the server. <text:s/>The server will use the same system that it currently use, except, when it finishing collecting results from a query, if there are any results, it will send them back immediately and wait for the client to request more results (from the next query) if it desires.</text:p>
      <text:p text:style-name="Text_20_body">I think this will make searching snapping, and it will also relieve cpu/disk usage on the server a little bit. <text:s/>Probably with this system I can up the maximum number of terms to match by one or two. (If matching 6 or 7 terms often results in slow empty queries, than I can first look for 5 terms, return those matches, then do higher term match queries and put them above the previous results...) <text:s text:c="2"/>Anyway, I think I can make it work in a reasonable way even over large datasets.</text:p>
      <text:h text:style-name="Heading_20_2" text:outline-level="2">Thoughts about updates and synchronizing Nodes with the ViewNodes</text:h>
      <text:p text:style-name="Text_20_body">Ok, so I can think of two different approaches. <text:s/>One is to make each ViewNode have a Node at birth, and every change to the ViewNode is reflected by modifying the Node. <text:s/>When the ViewNode gets an update from the server, we make the required changes to the ViewNode and then set the ViewNode's Node equal to the server Node, rather than having the server node replace the ViewNode. <text:s/>This means that every ViewNode has a seperate Node.</text:p>
      <text:p text:style-name="Text_20_body">Another approach is to make Node immutable on the client. <text:s/>Every change from the server results in a new node coming back, which replaces the previous node entirely.</text:p>
      <text:p text:style-name="Text_20_body">Another approach is to make every ViewNode a listener to Node changes. <text:s/>The client asks for changes from the Server for each loaded nodes, and applies those changes to the Node itself. <text:s/>Each ViewNode that has registered with the node gets notified of the change, and make the change to itself. <text:s/>When a ViewNode made a change to the node, other ViewNodes would get instantly updated with the new information. <text:s/>I guess server calls could go through the Node's event handlers too. <text:s/>So the the server would just be another listener to the Node's events. <text:s/>The ViewNode that made the change to the Node wouldn't actually make the change to itself. <text:s/>Instead it would make the change to the Node, and then the node would make the call to the ViewNode to add/delete or update its content. <text:s/>Changes coming from the server would be just like any other ViewNode making changes to the Node hub, except they would potentially be a little clumsier because in order to add or remove child it would need to remove all children and then re-add the present ones.</text:p>
      <text:p text:style-name="Text_20_body">I guess in this model it might make sense to have something that extends Node, or contains a Node to act as the NodeHub. <text:s/>That way the client and server can still pass Nodes back and forth without passing all the client side implementation around too. <text:s/>At the moment Nodes are really server side data classes anyway that get saved in the Datastore. <text:s/>Perhaps it would make sense just to create a new client Node, and possibly stop passing nodes around altoghether in favor of some kind of message class.</text:p>
      <text:p text:style-name="Text_20_body">So before I got on this Node hub idea I was thinking that it would make sense for each view to have its own copy of it's Node, and each one would take care of keeping it updated. <text:s/>What does the NodeHub idea make easier?</text:p>
      <text:p text:style-name="Text_20_body">One thing it does is it makes refreshes to ViewNodes that reference the same node, instantaneous. <text:s/>But assuming we are doing regular polling to the server, it's not clear that that is much of an advantage. <text:s/>Instead of instantaneous updates we'll get slightly delayed updates. <text:s/>There is something that feels “cleaner” about it. <text:s/>Does it resolve any of the problems/confusions I was having with the other approaches? <text:s/>Maybe not...</text:p>
      <text:p text:style-name="Text_20_body">It seems like it would be a pretty serious change... potentially touch every part of the project so far... that should be a BIG downside. <text:s/>On the otherhand if it is a superior approach, that will make things easier in the long run, that might be worthwhile to undertake now instead of later.</text:p>
      <text:p text:style-name="Text_20_body">The NodeHub idea doesn't work that smoothly when someone is updating a Node. <text:s/>If you send changes to a ViewNode that generated a content change, what happens? <text:s/>The I guess it could be fine. <text:s/>The ViewNode simply checks to see whether the content needs to be changed, or if it is already uptodate and only makes the change if necessary. <text:s/>Or perhaps changing the contents of a TextArea or TextBox doesn't affect the cursor position or the selection?</text:p>
      <text:p text:style-name="Text_20_body">It might be a bit heavy weight for a javascript client. <text:s/>There are a lot of things going on whenever someone presses a key. <text:s/>Searches are being sent to the server, updates are happening on the client. <text:s/>Alternatively updates might happen the same way they happen right now, when a TextArea/Box loses focus. <text:s/>Or they could happen similar to the way searches happen right now. <text:s/>Maybe a timer is set for 20 seconds everytime a key is pressed, and if the content isn't saved due to a Blur event before then, then it will automatically be saved after 20 seconds.</text:p>
      <text:p text:style-name="Text_20_body">Doing this doesn't seem to relieve the client of keeping a map/list of loaded unloaded nodes.</text:p>
      <text:p text:style-name="Text_20_body">Does it do anything to address the problems that I'm currently dealing with? <text:s/>Namely how to make sure that nodes are updated properly when they have been changed on the client, and thus need to get the upated time from the server (plus any updates that have happened in the interim)? </text:p>
      <text:p text:style-name="Text_20_body"/>
      <text:p text:style-name="Text_20_body">Another problem that might exist with my current implementation is that the there can be multiple different ViewNodes on the client that refer to the same node but have different updated times associated with them... <text:s/>Currently I think my implementation sends only one node to the server. <text:s/>It needs to make sure that its sends the oldest one to the server... otherwise there might not have been an update since the newest one, and the oldest one won't be updated to the newest one as a result.</text:p>
      <text:p text:style-name="Text_20_body"/>
      <text:p text:style-name="Text_20_body">OK, I think I'm coming to a temporary conclusion. <text:s/>Have Node like objects as hubs for ViewNodes seems like an interesting idea for the FUTURE. <text:s/>It does not make sense to try to implement this right now, while I'm in the middle of implementing something else, unless there are really clear advantages to moving to that framework for the purposes of continuous updates. <text:s/>So far I don't think there are really clear advantages that warrant that. <text:s/>So I should focus on the two methods that integrate with what I have right now more directly.</text:p>
      <text:p text:style-name="Text_20_body">Method one is immutable Nodes that are shared by ViewNodes.</text:p>
      <text:p text:style-name="Text_20_body">Method two is mutable Nodes that are specific to ViewNodes, and which need to get updated whenever the ViewNode makes a change. <text:s/>But even if they are updated when the ViewNode makes a change, they will have to be updated again when the updated date comes back from the server. <text:s/>In that case, why not just wait for the node from the server to begin with?</text:p>
      <text:p text:style-name="Text_20_body">So, now I'm thinking that what makes sense is immutable nodes, shared by ViewNodes. <text:s/>Whenever there is a change by a ViewNode, the server sends back new immutable nodes to be shared among the ViewNodes. <text:s/>For two node operations, adds/links the server sends back two new immutable Nodes. <text:s/>For single node operations just as updates/deletes (in a delete the only node that the server needs to return is the parent node I think) the server sends back one node. <text:s/>ServerComm, then calls a callback and hands off the new Nodes.</text:p>
      <text:p text:style-name="Text_20_body">One issue that I was running into is that I think then all the operations need to ask for the NodeIDs at the time of dispatch rather than at the time of the ServerComm call, because for instance, <text:s/>the user might add a node and then immediately edit it (or remove it, or add children to it). <text:s/>In that case it won't know the node ID until after the add operation has returned. <text:s/>So for every operation ServerComm will have to ask for the ids for the nodes at the time of dispatch instead of at the time of the ServerComm call.</text:p>
      <text:p text:style-name="Text_20_body">So the flow will be. <text:s/>Client makes a change. <text:s/>Lets say an addition. <text:s/>Creates a ViewNode for the new node, without any Node. <text:s/>Calls servercomm add method. <text:s/>ServerComm puts the request in the dispatch queue. <text:s/>It comes up in the dispatch queue. <text:s/>ServerComm asks which node is the parent. <text:s/>ServerComm sends a request to the server with the parent Node (which includes an “updated” field). <text:s/>The server sends back an Node for the new ViewNode, as well as a Map of nodes including the updated parent node (with a new “updated” field value) and any children that have since been added to the parent. <text:s/>The client adds the Node to the new ViewNode and updates the parent potentially change the parent's content and adding/deleting child nodes. <text:s/>Now the parent is ready for future updates.</text:p>
      <text:p text:style-name="Text_20_body">In the meantime, what has happened to the live updates. <text:s/>I don't think it really works to pause the live updates while all this is going on because then when live updates resumes, the client may very well do another edit right in the middle of the update. <text:s/>If updates are happening every few seconds it doesn't seem viable to stop the UI thread while they are going on...</text:p>
      <text:p text:style-name="Text_20_body">Will the updates cause conflicts or inconsistent states? <text:s/>Not sure... even if they do, if they do so rarely its not really a problem if the client can simply reload their page to get back into a consistent state. Maybe there could even be a forced reload every thirty minutes or so...</text:p>
      <text:h text:style-name="Heading_20_3" text:outline-level="3">My Current Plan</text:h>
      <text:p text:style-name="Text_20_body">So as described a little bit below, I decided to go with immutable Nodes on the client side. <text:s/>With every change that the client makes to server data, the server sends back updated Nodes to the client which the client that sets for the ViewNode.</text:p>
      <text:p text:style-name="Text_20_body">So far I've change ServerComm and ArgMapService to reflect the new plan. <text:s/>What I have left is (1) to change all the methods that use ServerComm to provide it with callbacks that update the nodes; and (2) to change all the methods on ArgMapServiceImpl to return updated nodes. <text:s/>The updated nodes include not just the updated Node itself but also any new children and grandchildren of new children, just like the continuous refresh. <text:s/>So on the client, when I update nodes I have to update not just the node itself, but also add any new children, etc. <text:s/>I hoping to reuse the methods that already exist for the live updating on both the server and the client...</text:p>
      <text:p text:style-name="Text_20_body">If this crazy shit works, I might actually not be too far away from fairly robust continuous updates...</text:p>
      <text:p text:style-name="Text_20_body">But now I'm done for the weekend. <text:s/>Will I remember what I was doing on Monday? <text:s/>We shall see...</text:p>
      <text:h text:style-name="Heading_20_2" text:outline-level="2">Compile reports with/without gquery</text:h>
      <text:h text:style-name="Heading_20_3" text:outline-level="3">Without</text:h>
      <text:p text:style-name="Text_20_body">Full code size</text:p>
      <text:p text:style-name="Text_20_body"><text:s text:c="4"/>267804 Bytes</text:p>
      <text:p text:style-name="Text_20_body"><text:s text:c="4"/>Report</text:p>
      <text:p text:style-name="Text_20_body">Initial download size</text:p>
      <text:p text:style-name="Text_20_body"><text:s text:c="4"/>149549 Bytes</text:p>
      <text:p text:style-name="Text_20_body"><text:s text:c="4"/>Report</text:p>
      <text:p text:style-name="Text_20_body">Left over code</text:p>
      <text:p text:style-name="Text_20_body"><text:s text:c="4"/>62556 Bytes</text:p>
      <text:p text:style-name="Text_20_body"><text:s text:c="4"/>Report</text:p>
      <text:h text:style-name="Heading_20_3" text:outline-level="3">With gquery in path but unused</text:h>
      <text:p text:style-name="Text_20_body">Full code size</text:p>
      <text:p text:style-name="Text_20_body"><text:s text:c="4"/>267804 Bytes</text:p>
      <text:p text:style-name="Text_20_body"><text:s text:c="4"/>Report</text:p>
      <text:p text:style-name="Text_20_body"/>
      <text:p text:style-name="Text_20_body">Initial download size</text:p>
      <text:p text:style-name="Text_20_body"><text:s text:c="4"/>149549 Bytes</text:p>
      <text:p text:style-name="Text_20_body"><text:s text:c="4"/>Report</text:p>
      <text:p text:style-name="Text_20_body"/>
      <text:p text:style-name="Text_20_body">Left over code</text:p>
      <text:p text:style-name="Text_20_body"><text:s text:c="4"/>62556 Bytes</text:p>
      <text:p text:style-name="Text_20_body"><text:s text:c="4"/>Report</text:p>
      <text:p text:style-name="Text_20_body"/>
      <text:h text:style-name="Heading_20_3" text:outline-level="3">With gquery used</text:h>
      <text:p text:style-name="Text_20_body">Full code size</text:p>
      <text:p text:style-name="Text_20_body"><text:s text:c="4"/>273823 Bytes</text:p>
      <text:p text:style-name="Text_20_body"><text:s text:c="4"/>Report</text:p>
      <text:p text:style-name="Text_20_body"/>
      <text:p text:style-name="Text_20_body">Initial download size</text:p>
      <text:p text:style-name="Text_20_body"><text:s text:c="4"/>149761 Bytes</text:p>
      <text:p text:style-name="Text_20_body"><text:s text:c="4"/>Report</text:p>
      <text:p text:style-name="Text_20_body"/>
      <text:p text:style-name="Text_20_body">Left over code</text:p>
      <text:p text:style-name="Text_20_body"><text:s text:c="4"/>68444 Bytes</text:p>
      <text:p text:style-name="Text_20_body"><text:s text:c="4"/>Report</text:p>
      <text:h text:style-name="Heading_20_3" text:outline-level="3">Summary</text:h>
      <text:p text:style-name="Text_20_body">With it in the tree but unused there is no change (predictably).</text:p>
      <text:p text:style-name="Text_20_body">With it used there is a <text:s/>273823 - <text:s/>267804 = 6019 size increase. <text:s/>6 KB. <text:s/>Acceptable, especially since isn't changing the initial download size at all at this point.</text:p>
      <text:h text:style-name="Heading_20_3" text:outline-level="3">More compile reports</text:h>
      <text:h text:style-name="Heading_20_4" text:outline-level="4">After switching to TextAreaAutoHeight:</text:h>
      <text:p text:style-name="Text_20_body">Full code size</text:p>
      <text:p text:style-name="Text_20_body"><text:s text:c="4"/>270975 Bytes</text:p>
      <text:p text:style-name="Text_20_body"><text:s text:c="4"/>Report</text:p>
      <text:p text:style-name="Text_20_body"/>
      <text:p text:style-name="Text_20_body">Initial download size</text:p>
      <text:p text:style-name="Text_20_body"><text:s text:c="4"/>148327 Bytes</text:p>
      <text:p text:style-name="Text_20_body"><text:s text:c="4"/>Report</text:p>
      <text:p text:style-name="Text_20_body"/>
      <text:p text:style-name="Text_20_body">Left over code</text:p>
      <text:p text:style-name="Text_20_body"><text:s text:c="4"/>67349 Bytes</text:p>
      <text:p text:style-name="Text_20_body"><text:s text:c="4"/>Report</text:p>
      <text:p text:style-name="Text_20_body"/>
      <text:h text:style-name="Heading_20_2" text:outline-level="2">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3">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20" text:outline-level="3">Implementation plan</text:h>
      <text:p text:style-name="P4">Implement for regular nodes first</text:p>
      <text:p text:style-name="P4">make sure that implementation works for closed and open non-deleted links</text:p>
      <text:p text:style-name="P4">implement for deleted links.</text:p>
      <text:p text:style-name="P4">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2">include both add/removes and modifications</text:p>
      <text:p text:style-name="P3">note: this puts the changes back as hidden if they where hidden when removed...</text:p>
      <text:p text:style-name="P2">if child node is open</text:p>
      <text:p text:style-name="P3">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diffs</text:h>
      <text:p text:style-name="Text_20_body">See <text:a xlink:type="simple" xlink:href="http://code.google.com/p/google-diff-match-patch/"><text:span text:style-name="T5">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text:h text:style-name="Heading_20_2" text:outline-level="2">Example of locking</text:h>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6"><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inherit" svg:font-family="inherit"/>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2-13T13:35:28.50</dc:date>
    <dc:creator>Isaac Kriegman</dc:creator>
    <meta:editing-duration>PT453H03M46S</meta:editing-duration>
    <meta:editing-cycles>74</meta:editing-cycles>
    <meta:document-statistic meta:table-count="0" meta:image-count="0" meta:object-count="0" meta:page-count="1" meta:paragraph-count="536" meta:word-count="9828" meta:character-count="60766"/>
  </office:meta>
</office:document-meta>
</file>